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InputStream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bInputStream.setResultSet( ResultSet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InputStream.markSuppo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bInputStream.mark( int read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bInputStream.setConnection( ConnectionRecoveryManager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InputStream.DbInputStream( DbDataStore store , DataIdentifier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InputStream.skip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InputStream.read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b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bInputStream.open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bInputStream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